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grande" svg:font-family="'lucida grande', tahoma, verdan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00000" style:font-name="sans-serif" fo:font-size="9.7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9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 fo:background-color="#ffffff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SS-UP</text:p>
      <text:p text:style-name="P2">1) BIOLOGY <text:span text:style-name="T1">Short Answer</text:span><text:span text:style-name="T2"> By name or number, denote which of the following statements about action potentials is or are FALSE.</text:span></text:p>
      <text:p text:style-name="P2"><text:span text:style-name="T2"/></text:p>
      <text:p text:style-name="P2"><text:span text:style-name="T2">1: The “downtime” following an action potential when a second action potential cannot be initiated is called the refractory period.</text:span></text:p>
      <text:p text:style-name="P2"><text:span text:style-name="T2">2: The “downtime” following an action potential is due to a change in the ion gradients across the plasma membrane.</text:span></text:p>
      <text:p text:style-name="P2"><text:span text:style-name="T2">3: The inward current that depolarizes the axon membrane ahead of the action potential cannot produce another action potential behind it.</text:span></text:p>
      <text:p text:style-name="P2"><text:span text:style-name="T2">4: An action potential that starts at the axon hillock moves away from the synaptic terminals between each one.</text:span></text:p>
      <text:p text:style-name="P2"><text:span text:style-name="T2"/></text:p>
      <text:p text:style-name="P2"><text:span text:style-name="T2">ANSWER: '2 and 4'</text:span></text:p>
      <text:p text:style-name="P3"><text:span text:style-name="T2"><text:line-break/></text:span><text:span text:style-name="T3">BONUS</text:span></text:p>
      <text:p text:style-name="P2"><text:span text:style-name="T2">2) BIOLOGY </text:span><text:span text:style-name="T1">Short Answer</text:span><text:span text:style-name="T2"> By name or number, denote which of the following statements about the nervous system is or are TRUE.</text:span></text:p>
      <text:p text:style-name="P2"><text:span text:style-name="T2"/></text:p>
      <text:p text:style-name="P2"><text:span text:style-name="T2">1: Oligodendrocytes are located in the peripheral nervous system.</text:span></text:p>
      <text:p text:style-name="P2"><text:span text:style-name="T2">2: Schwann cells are located in the central nervous system.</text:span></text:p>
      <text:p text:style-name="Standard"><text:span text:style-name="T4">3: The mechanism by which the depolarizing current during an action potential moves from the node of Ranvier to the next node, where it reitiates itsel</text:span>f, is known as saltatory conduction.</text:p>
      <text:p text:style-name="Standard">4: The majority of synapses are excitatory synapses, in which an action potential in a presynaptic neuron increases the probability of an action potential occurring in a postsynaptic cell. </text:p>
      <text:p text:style-name="P2"><text:span text:style-name="T2">5: In a myelinated axon, voltage-gated sodium channels are restricted to gaps in the myelin sheath called nodes of Ranvier.</text:span></text:p>
      <text:p text:style-name="P2"><text:span text:style-name="T2"/></text:p>
      <text:p text:style-name="P2"><text:span text:style-name="T2">ANSWER: '3 and 5'</text:span></text:p>
      <text:p text:style-name="P2"><text:span text:style-name="T2"/></text:p>
      <text:p text:style-name="P1"><text:span text:style-name="T2">TOSS-UP</text:span></text:p>
      <text:p text:style-name="P2"><text:span text:style-name="T2">3) BIOLOGY </text:span><text:span text:style-name="T1">Multiple Choice </text:span><text:span text:style-name="T2">What is the name for the evolutionary trend that a central nervous system, or brain, is generally located in the head?</text:span></text:p>
      <text:p text:style-name="P2"><text:span text:style-name="T2"/></text:p>
      <text:p text:style-name="P2"><text:span text:style-name="T2">ANSWER: CEPHALIZATION</text:span></text:p>
      <text:p text:style-name="P2"><text:span text:style-name="T2"/></text:p>
      <text:p text:style-name="P1"><text:span text:style-name="T2">BONUS</text:span></text:p>
      <text:p text:style-name="P2"><text:span text:style-name="T2">4) BIOLOGY </text:span><text:span text:style-name="T1">Short Answer</text:span><text:span text:style-name="T2"> By name or number, denote which of the following statements about animal development is or are TRUE.</text:span></text:p>
      <text:p text:style-name="P2"><text:span text:style-name="T2"/></text:p>
      <text:p text:style-name="P2"><text:span text:style-name="T2">1: After a diploid zygote is formed, it undergoes cleavage, a succession of mitotic cell divisions during which the cells grow.</text:span></text:p>
      <text:p text:style-name="P2"><text:span text:style-name="T2">2: The blastula is the cavity that is surrounded by the blastocoel formed after the eight-cell stage.</text:span></text:p>
      <text:p text:style-name="P2"><text:span text:style-name="T2">3: Hox genes regulate patterning of the anterior-posterior axis in vertebrates, insects, and most other animals.</text:span></text:p>
      <text:p text:style-name="P2"><text:span text:style-name="T2">4: Gastrulation causes two different types of embryonic tissues to appear: the ectoderm and the endoderm.</text:span></text:p>
      <text:p text:style-name="P2"><text:span text:style-name="T2"><text:line-break/>ANSWER: '3 and 4'</text:span></text:p>
      <text:p text:style-name="P2"><text:soft-page-break/><text:span text:style-name="T2"/></text:p>
      <text:p text:style-name="P1"><text:span text:style-name="T2">TOSS-UP</text:span></text:p>
      <text:p text:style-name="P2"><text:span text:style-name="T2">5) MATHEMATICS </text:span><text:span text:style-name="T1">Short Answer </text:span><text:span text:style-name="T2">What is the extended non-negative real number associated with any metric space that serves to generalize the notion of a real vector space? For instance, for an n-dimensional inner product space, this number equals n. Thus, a line is equal to one, a plane equal to two, et cetera.</text:span></text:p>
      <text:p text:style-name="P2"><text:span text:style-name="T2"/></text:p>
      <text:p text:style-name="P2"><text:span text:style-name="T2">ANSWER: HAUSDORFF DIMENSION</text:span></text:p>
      <text:p text:style-name="P2"><text:span text:style-name="T2"/></text:p>
      <text:p text:style-name="P1"><text:span text:style-name="T2">BONUS</text:span></text:p>
      <text:p text:style-name="P2"><text:span text:style-name="T2">6) MATHEMATICS </text:span><text:span text:style-name="T1">Multiple Choice </text:span><text:span text:style-name="T2">This fractal is a set of points lying on a single line segment, often displayed as a ternary set. It begins with a line of length one that is then split into two lines of length 1/3. Each of those lines are split into two lines of length 1/9.</text:span></text:p>
      <text:p text:style-name="P2"><text:span text:style-name="T2"/></text:p>
      <text:p text:style-name="P2"><text:span text:style-name="T2">W) Mandelbrot set</text:span></text:p>
      <text:p text:style-name="P2"><text:span text:style-name="T2">X) Koch set</text:span></text:p>
      <text:p text:style-name="P2"><text:span text:style-name="T2">Y) Moore set</text:span></text:p>
      <text:p text:style-name="P2"><text:span text:style-name="T2">Z) Cantor set</text:span></text:p>
      <text:p text:style-name="P2"><text:span text:style-name="T2"/></text:p>
      <text:p text:style-name="P2"><text:span text:style-name="T2">ANSWER: Z) CANTOR SET</text:span></text:p>
      <text:p text:style-name="P2"><text:span text:style-name="T2"/></text:p>
      <text:p text:style-name="P1"><text:span text:style-name="T2">TOSS-UP</text:span></text:p>
      <text:p text:style-name="P2"><text:span text:style-name="T2">7) MATHEMATICS </text:span><text:span text:style-name="T1">Short Answer </text:span><text:span text:style-name="T2">What is the derivative of ((cos(x+ pi/2) * sin(x) +1))?</text:span></text:p>
      <text:p text:style-name="P2"><text:span text:style-name="T2"/></text:p>
      <text:p text:style-name="P2"><text:span text:style-name="T2">ANSWER: -2sin(x)cos(x)</text:span></text:p>
      <text:p text:style-name="P2"><text:span text:style-name="T2"/></text:p>
      <text:p text:style-name="P1"><text:span text:style-name="T2">BONUS</text:span></text:p>
      <text:p text:style-name="P2"><text:span text:style-name="T2">8) MATHEMATICS </text:span><text:span text:style-name="T1">Multiple Choice </text:span><text:span text:style-name="T2">What is the derivative of (coth(x)/sinh(x))?</text:span></text:p>
      <text:p text:style-name="P2"><text:span text:style-name="T2"/></text:p>
      <text:p text:style-name="P2"><text:span text:style-name="T2">W) -csch(x)(coth^2(x) + csch^2(x))</text:span></text:p>
      <text:p text:style-name="P2"><text:span text:style-name="T2">X) csch(x)(coth^2(x) + csch^2(x))</text:span></text:p>
      <text:p text:style-name="P2"><text:span text:style-name="T2">Y) -coth(x)csch(x)</text:span></text:p>
      <text:p text:style-name="P2"><text:span text:style-name="T2">Z) coth(x)csch(x)</text:span></text:p>
      <text:p text:style-name="P2"><text:span text:style-name="T2"/></text:p>
      <text:p text:style-name="P2"><text:span text:style-name="T2">ANSWER: W)</text:span></text:p>
      <text:p text:style-name="P2"><text:span text:style-name="T2"/></text:p>
      <text:p text:style-name="P1"><text:span text:style-name="T2">TOSS-UP</text:span></text:p>
      <text:p text:style-name="P2"><text:span text:style-name="T2">9) PHYSICS </text:span><text:span text:style-name="T1">Short Answer</text:span><text:span text:style-name="T2"> What is the name for the mathematical operation with many applications in physics and engineering that expresses a mathematical function of time as a function of frequency, known as its frequency spectrum?</text:span></text:p>
      <text:p text:style-name="P2"><text:span text:style-name="T2"/></text:p>
      <text:p text:style-name="P2"><text:span text:style-name="T2">ANSWER: FOURIER TRANSFORM</text:span></text:p>
      <text:p text:style-name="P2"><text:span text:style-name="T2"/></text:p>
      <text:p text:style-name="P1"><text:span text:style-name="T2">BONUS</text:span></text:p>
      <text:p text:style-name="P2">10) PHYSICS <text:span text:style-name="T1">Short Answer</text:span> By name or number, which of the following five statements is or are FALSE about Gibbs free energy?</text:p>
      <text:p text:style-name="P2"/>
      <text:p text:style-name="P4"><text:span text:style-name="T10">1: If </text:span><text:span text:style-name="T5">Δ</text:span> <text:span text:style-name="T10">S is positive and </text:span><text:span text:style-name="T7">Δ</text:span><text:span text:style-name="T10"> H is negative, the process is spontaneous at all temperatures</text:span></text:p>
      <text:p text:style-name="P4"><text:span text:style-name="T10">2: If </text:span><text:span text:style-name="T7">Δ</text:span><text:span text:style-name="T10"> S is positive and </text:span><text:span text:style-name="T7">Δ</text:span><text:span text:style-name="T10"> H is positive, the process is spontaneous at lower temperatures</text:span></text:p>
      <text:p text:style-name="P4"><text:soft-page-break/><text:span text:style-name="T10">3: If </text:span><text:span text:style-name="T7">Δ</text:span><text:span text:style-name="T10"> S is negative and </text:span><text:span text:style-name="T7">Δ</text:span><text:span text:style-name="T10"> H is negative, the process is reversely spontaneous at all temperatures</text:span></text:p>
      <text:p text:style-name="P4"><text:span text:style-name="T10">4: If </text:span><text:span text:style-name="T5">Δ</text:span> <text:span text:style-name="T10">S is negative and </text:span><text:span text:style-name="T7">Δ</text:span><text:span text:style-name="T10"> H is positive, the process is reversely spontaneous at all temperatures</text:span></text:p>
      <text:p text:style-name="P4"><text:span text:style-name="T10">5: If </text:span><text:span text:style-name="T7">Δ</text:span><text:span text:style-name="T10"> G is positive, a process is reversely spontaneous at only high temperatures.</text:span></text:p>
      <text:p text:style-name="P2"/>
      <text:p text:style-name="P2"><text:span text:style-name="T2">ANSWER: '2, 3, and 5'</text:span></text:p>
      <text:p text:style-name="P2"><text:span text:style-name="T2"/></text:p>
      <text:p text:style-name="P1">TOSS-UP</text:p>
      <text:p text:style-name="P2">11) PHYSICS <text:span text:style-name="T1">Short Answer</text:span> Calculate the linear magnification of an object if the object is 5 millimeters away and its image is 5 centimeters away.</text:p>
      <text:p text:style-name="P2"><text:span text:style-name="T2"><text:line-break/>ANSWER: -10</text:span></text:p>
      <text:p text:style-name="P2"><text:span text:style-name="T2"/></text:p>
      <text:p text:style-name="P1"><text:span text:style-name="T2">BONUS</text:span></text:p>
      <text:p text:style-name="P2"><text:span text:style-name="T2">12) PHYSICS </text:span><text:span text:style-name="T1">Short Answer</text:span><text:span text:style-name="T2"> Given L, the tube length of an eyepiece, is 20 centimeters, f sub e, the eyepiece focal length, is 50 millimeters, and f sub o, the objective focal length, is 5 millimeters, find the angular magnification of the eyepiece and the linear magnification of the objective.</text:span></text:p>
      <text:p text:style-name="P2"><text:span text:style-name="T2"><text:line-break/>ANSWER: 5, -40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grande" svg:font-family="'lucida grande', tahoma, verdan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2-02-02T19:50:02.64</meta:creation-date>
    <dc:date>2012-02-02T22:30:49.98</dc:date>
    <dc:creator>Matt Kempster</dc:creator>
    <meta:editing-duration>PT01H55M10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3" meta:paragraph-count="62" meta:word-count="766" meta:character-count="4523"/>
  </office:meta>
</office:document-meta>
</file>